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Pericles" fo:font-size="10pt" fo:font-style="normal" style:text-underline-style="none" fo:font-weight="normal" officeooo:rsid="00019450" officeooo:paragraph-rsid="00019450" style:font-size-asian="10pt" style:font-style-asian="normal" style:font-weight-asian="normal" style:font-size-complex="10pt" style:font-style-complex="normal" style:font-weight-complex="normal"/>
    </style:style>
    <style:style style:name="P2" style:family="paragraph" style:parent-style-name="Standard">
      <style:text-properties style:font-name="Pericles" fo:font-size="10pt" fo:font-style="normal" style:text-underline-style="none" fo:font-weight="normal" officeooo:rsid="00019450" officeooo:paragraph-rsid="000a3f2e" style:font-size-asian="10pt" style:font-style-asian="normal" style:font-weight-asian="normal" style:font-size-complex="10pt" style:font-style-complex="normal" style:font-weight-complex="normal"/>
    </style:style>
    <style:style style:name="P3" style:family="paragraph" style:parent-style-name="Standard">
      <style:text-properties style:font-name="Pericles" fo:font-size="10pt" fo:font-style="normal" style:text-underline-style="none" fo:font-weight="normal" officeooo:rsid="0008b816" officeooo:paragraph-rsid="0008b816"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0pt" fo:font-style="normal" style:text-underline-style="none" fo:font-weight="normal" officeooo:rsid="000a3f2e" officeooo:paragraph-rsid="000a3f2e" style:font-size-asian="10pt" style:font-style-asian="normal" style:font-weight-asian="normal" style:font-size-complex="10pt" style:font-style-complex="normal" style:font-weight-complex="normal"/>
    </style:style>
    <style:style style:name="P5" style:family="paragraph" style:parent-style-name="Standard">
      <style:text-properties style:font-name="Pericles" fo:font-size="10pt" fo:font-style="italic" style:text-underline-style="solid" style:text-underline-width="auto" style:text-underline-color="font-color" fo:font-weight="bold" officeooo:rsid="00019450" officeooo:paragraph-rsid="00019450" style:font-size-asian="10pt" style:font-style-asian="italic" style:font-weight-asian="bold" style:font-size-complex="10pt" style:font-style-complex="italic" style:font-weight-complex="bold"/>
    </style:style>
    <style:style style:name="P6" style:family="paragraph" style:parent-style-name="Standard">
      <style:text-properties style:font-name="Pericles" fo:font-size="10pt" fo:font-style="italic" style:text-underline-style="none" fo:font-weight="bold" officeooo:rsid="00019450" officeooo:paragraph-rsid="00019450" style:font-size-asian="10pt" style:font-style-asian="italic" style:font-weight-asian="bold" style:font-size-complex="10pt" style:font-style-complex="italic" style:font-weight-complex="bold"/>
    </style:style>
    <style:style style:name="P7" style:family="paragraph" style:parent-style-name="Standard">
      <style:text-properties style:font-name="Pericles" fo:font-size="10pt" fo:font-style="italic" style:text-underline-style="none" fo:font-weight="bold" officeooo:rsid="00032546" officeooo:paragraph-rsid="00032546" style:font-size-asian="10pt" style:font-style-asian="italic" style:font-weight-asian="bold" style:font-size-complex="10pt" style:font-style-complex="italic" style:font-weight-complex="bold"/>
    </style:style>
    <style:style style:name="P8" style:family="paragraph" style:parent-style-name="Standard">
      <style:text-properties style:font-name="Pericles" fo:font-size="10pt" fo:font-style="italic" style:text-underline-style="none" fo:font-weight="bold" officeooo:rsid="00362ad4" officeooo:paragraph-rsid="00019450" style:font-size-asian="10pt" style:font-style-asian="italic" style:font-weight-asian="bold" style:font-size-complex="10pt" style:font-style-complex="italic" style:font-weight-complex="bold"/>
    </style:style>
    <style:style style:name="P9" style:family="paragraph" style:parent-style-name="Standard">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10" style:family="paragraph" style:parent-style-name="Standard">
      <style:text-properties style:font-name="Pericles" fo:font-size="8pt" fo:font-style="normal" style:text-underline-style="none" fo:font-weight="normal" officeooo:rsid="0008b816" officeooo:paragraph-rsid="0008b816" style:font-size-asian="8pt" style:font-style-asian="normal" style:font-weight-asian="normal" style:font-size-complex="8pt" style:font-style-complex="normal" style:font-weight-complex="normal"/>
    </style:style>
    <style:style style:name="P11" style:family="paragraph" style:parent-style-name="Standard">
      <style:paragraph-properties fo:margin-left="0.4925in" fo:margin-right="0in" fo:text-indent="0in" style:auto-text-indent="false"/>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12"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3f2e" officeooo:paragraph-rsid="000a3f2e" style:font-size-asian="8pt" style:font-style-asian="normal" style:font-weight-asian="normal" style:font-size-complex="8pt" style:font-style-complex="normal" style:font-weight-complex="normal"/>
    </style:style>
    <style:style style:name="P13"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61b7" officeooo:paragraph-rsid="000a61b7" style:font-size-asian="8pt" style:font-style-asian="normal" style:font-weight-asian="normal" style:font-size-complex="8pt" style:font-style-complex="normal" style:font-weight-complex="normal"/>
    </style:style>
    <style:style style:name="P14"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b337" officeooo:paragraph-rsid="000ab337" style:font-size-asian="8pt" style:font-style-asian="normal" style:font-weight-asian="normal" style:font-size-complex="8pt" style:font-style-complex="normal" style:font-weight-complex="normal"/>
    </style:style>
    <style:style style:name="P15" style:family="paragraph" style:parent-style-name="Standard" style:list-style-name="L1">
      <style:text-properties style:font-name="Pericles" fo:font-size="10pt" fo:font-style="normal" style:text-underline-style="none" fo:font-weight="normal" officeooo:rsid="00019450" officeooo:paragraph-rsid="00019450" style:font-size-asian="10pt" style:font-style-asian="normal" style:font-weight-asian="normal" style:font-size-complex="10pt" style:font-style-complex="normal" style:font-weight-complex="normal"/>
    </style:style>
    <style:style style:name="P16" style:family="paragraph" style:parent-style-name="Standard" style:list-style-name="L3">
      <style:text-properties style:font-name="Pericles" fo:font-size="10pt" fo:font-style="normal" style:text-underline-style="none" fo:font-weight="normal" officeooo:rsid="0005148f" officeooo:paragraph-rsid="0005148f" style:font-size-asian="10pt" style:font-style-asian="normal" style:font-weight-asian="normal" style:font-size-complex="10pt" style:font-style-complex="normal" style:font-weight-complex="normal"/>
    </style:style>
    <style:style style:name="P17" style:family="paragraph" style:parent-style-name="Standard" style:list-style-name="L3">
      <style:text-properties style:font-name="Pericles" fo:font-size="10pt" fo:font-style="normal" style:text-underline-style="none" fo:font-weight="normal" officeooo:rsid="00058551" officeooo:paragraph-rsid="00058551" style:font-size-asian="10pt" style:font-style-asian="normal" style:font-weight-asian="normal" style:font-size-complex="10pt" style:font-style-complex="normal" style:font-weight-complex="normal"/>
    </style:style>
    <style:style style:name="P18" style:family="paragraph" style:parent-style-name="Standard" style:list-style-name="L3">
      <style:text-properties style:font-name="Pericles" fo:font-size="10pt" fo:font-style="normal" style:text-underline-style="none" fo:font-weight="normal" officeooo:rsid="000694bf" officeooo:paragraph-rsid="000694bf" style:font-size-asian="10pt" style:font-style-asian="normal" style:font-weight-asian="normal" style:font-size-complex="10pt" style:font-style-complex="normal" style:font-weight-complex="normal"/>
    </style:style>
    <style:style style:name="P19" style:family="paragraph" style:parent-style-name="Standard" style:list-style-name="L3">
      <style:text-properties style:font-name="Pericles" fo:font-size="10pt" fo:font-style="normal" style:text-underline-style="none" fo:font-weight="normal" officeooo:rsid="00074c6d" officeooo:paragraph-rsid="00074c6d" style:font-size-asian="10pt" style:font-style-asian="normal" style:font-weight-asian="normal" style:font-size-complex="10pt" style:font-style-complex="normal" style:font-weight-complex="normal"/>
    </style:style>
    <style:style style:name="P20" style:family="paragraph" style:parent-style-name="Standard" style:list-style-name="L1">
      <style:text-properties style:font-name="Pericles" fo:font-size="10pt" fo:font-style="normal" style:text-underline-style="none" fo:font-weight="normal" officeooo:rsid="0008b816" officeooo:paragraph-rsid="0008b816" style:font-size-asian="10pt" style:font-style-asian="normal" style:font-weight-asian="normal" style:font-size-complex="10pt" style:font-style-complex="normal" style:font-weight-complex="normal"/>
    </style:style>
    <style:style style:name="P21" style:family="paragraph" style:parent-style-name="Standard" style:list-style-name="L1">
      <style:text-properties style:font-name="Pericles" fo:font-size="10pt" fo:font-style="normal" style:text-underline-style="none" fo:font-weight="normal" officeooo:rsid="0009d7b0" officeooo:paragraph-rsid="0009d7b0" style:font-size-asian="10pt" style:font-style-asian="normal" style:font-weight-asian="normal" style:font-size-complex="10pt" style:font-style-complex="normal" style:font-weight-complex="normal"/>
    </style:style>
    <style:style style:name="P22" style:family="paragraph" style:parent-style-name="Standard" style:list-style-name="L1">
      <style:text-properties style:font-name="Pericles" fo:font-size="10pt" fo:font-style="normal" style:text-underline-style="none" fo:font-weight="normal" officeooo:rsid="000a3f2e" officeooo:paragraph-rsid="000a3f2e" style:font-size-asian="10pt" style:font-style-asian="normal" style:font-weight-asian="normal" style:font-size-complex="10pt" style:font-style-complex="normal" style:font-weight-complex="normal"/>
    </style:style>
    <style:style style:name="P23" style:family="paragraph" style:parent-style-name="Standard" style:list-style-name="L4">
      <style:text-properties style:font-name="Pericles" fo:font-size="10pt" fo:font-style="normal" style:text-underline-style="none" fo:font-weight="normal" officeooo:rsid="000c5ce7" officeooo:paragraph-rsid="000c5ce7" style:font-size-asian="8.75pt" style:font-style-asian="normal" style:font-weight-asian="normal" style:font-size-complex="10pt" style:font-style-complex="normal" style:font-weight-complex="normal"/>
    </style:style>
    <style:style style:name="P24" style:family="paragraph" style:parent-style-name="Standard" style:list-style-name="L3">
      <style:text-properties style:font-name="Pericles" fo:font-size="10pt" fo:font-style="normal" style:text-underline-style="solid" style:text-underline-width="auto" style:text-underline-color="font-color" fo:font-weight="normal" officeooo:rsid="000694bf" officeooo:paragraph-rsid="000694bf" style:font-size-asian="10pt" style:font-style-asian="normal" style:font-weight-asian="normal" style:font-size-complex="10pt" style:font-style-complex="normal" style:font-weight-complex="normal"/>
    </style:style>
    <style:style style:name="P25" style:family="paragraph" style:parent-style-name="Standard" style:list-style-name="L4">
      <style:text-properties style:font-name="Pericles" fo:font-size="10pt" fo:font-style="normal" style:text-underline-style="solid" style:text-underline-width="auto" style:text-underline-color="font-color" fo:font-weight="normal" officeooo:rsid="000c5ce7" officeooo:paragraph-rsid="000c5ce7" style:font-size-asian="8.75pt" style:font-style-asian="normal" style:font-weight-asian="normal" style:font-size-complex="10pt" style:font-style-complex="normal" style:font-weight-complex="normal"/>
    </style:style>
    <style:style style:name="P26" style:family="paragraph" style:parent-style-name="Standard" style:list-style-name="L2">
      <style:text-properties style:font-name="Pericles" fo:font-size="10pt" fo:font-style="italic" style:text-underline-style="none" fo:font-weight="bold" officeooo:rsid="00019450" officeooo:paragraph-rsid="00019450" style:font-size-asian="10pt" style:font-style-asian="italic" style:font-weight-asian="bold" style:font-size-complex="10pt" style:font-style-complex="italic" style:font-weight-complex="bold"/>
    </style:style>
    <style:style style:name="P27" style:family="paragraph" style:parent-style-name="Standard" style:list-style-name="L3">
      <style:text-properties style:font-name="Pericles" fo:font-size="10pt" fo:font-style="italic" style:text-underline-style="none" fo:font-weight="bold" officeooo:rsid="0005148f" officeooo:paragraph-rsid="0005148f" style:font-size-asian="10pt" style:font-style-asian="italic" style:font-weight-asian="bold" style:font-size-complex="10pt" style:font-style-complex="italic" style:font-weight-complex="bold"/>
    </style:style>
    <style:style style:name="P28" style:family="paragraph" style:parent-style-name="Standard">
      <style:text-properties style:font-name="Pericles" fo:font-size="10pt" fo:font-style="italic" style:text-underline-style="none" fo:font-weight="bold" officeooo:rsid="000a3f2e" officeooo:paragraph-rsid="000a3f2e" style:font-size-asian="10pt" style:font-style-asian="italic" style:font-weight-asian="bold" style:font-size-complex="10pt" style:font-style-complex="italic" style:font-weight-complex="bold"/>
    </style:style>
    <style:style style:name="P29" style:family="paragraph" style:parent-style-name="Standard" style:list-style-name="L3">
      <style:text-properties style:font-name="Pericles" fo:font-size="10pt" fo:font-style="italic" style:text-underline-style="solid" style:text-underline-width="auto" style:text-underline-color="font-color" fo:font-weight="bold" officeooo:rsid="0005148f" officeooo:paragraph-rsid="0005148f" style:font-size-asian="10pt" style:font-style-asian="italic" style:font-weight-asian="bold" style:font-size-complex="10pt" style:font-style-complex="italic" style:font-weight-complex="bold"/>
    </style:style>
    <style:style style:name="P30" style:family="paragraph" style:parent-style-name="Standard" style:list-style-name="L3">
      <style:text-properties style:font-name="Pericles" fo:font-size="10pt" fo:font-style="italic" style:text-underline-style="solid" style:text-underline-width="auto" style:text-underline-color="font-color" fo:font-weight="bold" officeooo:rsid="00058551" officeooo:paragraph-rsid="00058551" style:font-size-asian="10pt" style:font-style-asian="italic" style:font-weight-asian="bold" style:font-size-complex="10pt" style:font-style-complex="italic" style:font-weight-complex="bold"/>
    </style:style>
    <style:style style:name="P31" style:family="paragraph" style:parent-style-name="Standard">
      <style:paragraph-properties fo:margin-left="0in" fo:margin-right="0in" fo:text-indent="0in" style:auto-text-indent="false"/>
      <style:text-properties style:font-name="Pericles" fo:font-size="8pt" fo:font-style="normal" style:text-underline-style="none" fo:font-weight="normal" officeooo:rsid="000ab337" officeooo:paragraph-rsid="000ab337"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style:font-name="Pericles" fo:font-size="8pt" fo:font-style="normal" style:text-underline-style="none" fo:font-weight="normal" officeooo:rsid="000ab337" officeooo:paragraph-rsid="000ab337" style:font-size-asian="8pt" style:font-style-asian="normal" style:font-weight-asian="normal" style:font-size-complex="8pt" style:font-style-complex="normal" style:font-weight-complex="normal"/>
    </style:style>
    <style:style style:name="T1" style:family="text">
      <style:text-properties style:text-underline-style="none"/>
    </style:style>
    <style:style style:name="T2" style:family="text">
      <style:text-properties style:text-underline-style="none" officeooo:rsid="00362ad4"/>
    </style:style>
    <style:style style:name="T3" style:family="text">
      <style:text-properties style:text-underline-style="none" officeooo:rsid="0005148f"/>
    </style:style>
    <style:style style:name="T4" style:family="text">
      <style:text-properties style:text-underline-style="solid" style:text-underline-width="auto" style:text-underline-color="font-color"/>
    </style:style>
    <style:style style:name="T5" style:family="text">
      <style:text-properties officeooo:rsid="00362ad4"/>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032546" style:font-style-asian="normal" style:font-weight-asian="normal" style:font-style-complex="normal" style:font-weight-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officeooo:rsid="0005148f"/>
    </style:style>
    <style:style style:name="T11" style:family="text">
      <style:text-properties officeooo:rsid="0008b816"/>
    </style:style>
    <style:style style:name="T12" style:family="text">
      <style:text-properties officeooo:rsid="000ab337"/>
    </style:style>
    <style:style style:name="T13" style:family="text">
      <style:text-properties officeooo:rsid="000c5ce7"/>
    </style:style>
    <style:style style:name="T14" style:family="text">
      <style:text-properties officeooo:rsid="000e3fa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 Little Retcon Never Hurt Anyone </text:span><text:span text:style-name="T3">(MPC)</text:span></text:p>
      <text:list xml:id="list106120545" text:style-name="L1">
        <text:list-item>
          <text:p text:style-name="P15"><text:span text:style-name="T5">R</text:span>un through Jeff’s first scene with <text:span text:style-name="T4">Calistae</text:span> and the book</text:p>
        </text:list-item>
        <text:list-item>
          <text:p text:style-name="P15">Give him the speak to snakes, and one other spell from his studies</text:p>
        </text:list-item>
        <text:list-item>
          <text:p text:style-name="P15">Catch him up on events, then ask whether he accompanied PPC on her foray into the caves, or whether he studied</text:p>
          <text:list>
            <text:list-item>
              <text:p text:style-name="P15">If he studied, give him one additional spell, he is drawn to this book and its mysteries, and he is amazingly talented for a human</text:p>
            </text:list-item>
            <text:list-item>
              <text:p text:style-name="P15">Might secretly ask him if he is a ½ breed (and thus Jon’s half brother)</text:p>
            </text:list-item>
          </text:list>
        </text:list-item>
      </text:list>
      <text:p text:style-name="P1"/>
      <text:p text:style-name="P6">Preparations</text:p>
      <text:list xml:id="list4216107930" text:style-name="L2">
        <text:list-item>
          <text:p text:style-name="P26"><text:span text:style-name="T6">As the Shadows get more agitated, and start rounding up the slaves for questioning… what do the PCs do in </text:span><text:span text:style-name="T7">the meantime</text:span></text:p>
        </text:list-item>
      </text:list>
      <text:p text:style-name="P1"/>
      <text:p text:style-name="P7">Questions, Questions <text:span text:style-name="T10">(DPC+)</text:span></text:p>
      <text:list xml:id="list46116842" text:style-name="L3">
        <text:list-item>
          <text:p text:style-name="P27"><text:span text:style-name="T6">DPC is working with </text:span><text:span text:style-name="T8">Grumn</text:span><text:span text:style-name="T6"> and they are prepping for the “experiment”</text:span></text:p>
          <text:list>
            <text:list-item>
              <text:p text:style-name="P27"><text:span text:style-name="T6">Of course, </text:span><text:span text:style-name="T8">Grumn</text:span><text:span text:style-name="T6"> is just beside himself with glee as he puts DPC into the chains</text:span></text:p>
            </text:list-item>
          </text:list>
        </text:list-item>
        <text:list-item>
          <text:p text:style-name="P27"><text:span text:style-name="T6">They are once again interrupted by </text:span><text:span text:style-name="T8">Skiros</text:span></text:p>
          <text:list>
            <text:list-item>
              <text:p text:style-name="P29"><text:span text:style-name="T6">Sava</text:span><text:span text:style-name="T9"> has been agitated as of late with news of the slaves conspiring</text:span></text:p>
            </text:list-item>
            <text:list-item>
              <text:p text:style-name="P16">She has a couple unfortunates waiting in the Interrogation Chamber</text:p>
            </text:list-item>
            <text:list-item>
              <text:p text:style-name="P16">DPC needs to head down there to assist in administering the hypnotic infusion</text:p>
              <text:list>
                <text:list-item>
                  <text:p text:style-name="P29"><text:span text:style-name="T6">Sava</text:span><text:span text:style-name="T9"> won’t want to sully herself by touching human flesh</text:span></text:p>
                </text:list-item>
              </text:list>
            </text:list-item>
            <text:list-item>
              <text:p text:style-name="P17">Oh and while you are out, take these (several random vials of liquid) and put them in storage with the remainder of the bodies in the ceremonial chamber</text:p>
              <text:list>
                <text:list-item>
                  <text:p text:style-name="P17">We’ll need this to toughen up the bodies for one final treatment before the ceremony</text:p>
                </text:list-item>
              </text:list>
            </text:list-item>
          </text:list>
        </text:list-item>
        <text:list-item>
          <text:p text:style-name="P17">The “unfortunates” in question are Karen and Jeff</text:p>
        </text:list-item>
        <text:list-item>
          <text:p text:style-name="P30"><text:span text:style-name="T9">There are also two burly guards here, and </text:span><text:span text:style-name="T6">Sava,</text:span><text:span text:style-name="T9"> and a table full of nasty bits</text:span></text:p>
          <text:list>
            <text:list-item>
              <text:p text:style-name="P17">But most notably, the Hypnotic Infusion (which is truth serum)</text:p>
            </text:list-item>
          </text:list>
        </text:list-item>
        <text:list-item>
          <text:p text:style-name="P24">Sava<text:span text:style-name="T1"> addresses the PCs</text:span></text:p>
          <text:list>
            <text:list-item>
              <text:p text:style-name="P18">Disturbing whispers have reached my ears about the members of your tribe conspiring in secretly</text:p>
            </text:list-item>
            <text:list-item>
              <text:p text:style-name="P18">Several of your elders are facing punishments so dire, I hesitate to describe them to mere children</text:p>
            </text:list-item>
            <text:list-item>
              <text:p text:style-name="P18">Perhaps you can ease their suffering by telling me anything you have heard that might be out of the ordinary</text:p>
            </text:list-item>
            <text:list-item>
              <text:p text:style-name="P18">…</text:p>
            </text:list-item>
            <text:list-item>
              <text:p text:style-name="P18">Hmm… dear girl, something in your eyes disturbs me</text:p>
            </text:list-item>
            <text:list-item>
              <text:p text:style-name="P18">Might it be… hope?</text:p>
            </text:list-item>
            <text:list-item>
              <text:p text:style-name="P18">Are you certain you have heard nothing? About a comet perhaps?</text:p>
            </text:list-item>
            <text:list-item>
              <text:p text:style-name="P18">Well, never mind. I will have the truth soon enough.</text:p>
            </text:list-item>
          </text:list>
        </text:list-item>
        <text:list-item>
          <text:p text:style-name="P18">What does DPC do?</text:p>
          <text:list>
            <text:list-item>
              <text:p text:style-name="P18">Does he switch the infusion?</text:p>
            </text:list-item>
            <text:list-item>
              <text:p text:style-name="P18">Interrupt the proceedings in some fashion?</text:p>
            </text:list-item>
            <text:list-item>
              <text:p text:style-name="P18">If Sava notices, she will be angry and possibly harm the PCs?</text:p>
              <text:list>
                <text:list-item>
                  <text:p text:style-name="P19">If she does, she will lose her temper, assault someone, and then regain her composure, leave them and require one of her guards to wash her hands where she touched the “foul, decaying creature” </text:p>
                </text:list-item>
              </text:list>
            </text:list-item>
            <text:list-item>
              <text:p text:style-name="P18">Imprison them?</text:p>
              <text:list>
                <text:list-item>
                  <text:p text:style-name="P19">How do they escape then?</text:p>
                </text:list-item>
              </text:list>
            </text:list-item>
          </text:list>
        </text:list-item>
      </text:list>
      <text:p text:style-name="P8"/>
      <text:p text:style-name="P8"/>
      <text:p text:style-name="P5"><text:soft-page-break/><text:span text:style-name="T2">F</text:span><text:span text:style-name="T1">iery Night (ALL)</text:span></text:p>
      <text:list xml:id="list185250769449520" text:continue-list="list106120545" text:style-name="L1">
        <text:list-item>
          <text:p text:style-name="P15">In the night, there is a loud explosion</text:p>
        </text:list-item>
        <text:list-item>
          <text:p text:style-name="P15">The Divine Seed came, just as <text:span text:style-name="T4">Phaedra</text:span> said it would</text:p>
        </text:list-item>
        <text:list-item>
          <text:p text:style-name="P20">The start position of this scene depends on the results of the last scene</text:p>
          <text:list>
            <text:list-item>
              <text:p text:style-name="P20">If the PPC is free</text:p>
              <text:list>
                <text:list-item>
                  <text:p text:style-name="P15"><text:span text:style-name="T11">She</text:span> has been watching and tracking the seed’s descent, so she definitely has the lead</text:p>
                </text:list-item>
                <text:list-item>
                  <text:p text:style-name="P15">Tonight was the night, you were sure of it</text:p>
                </text:list-item>
                <text:list-item>
                  <text:p text:style-name="P15">So you sneaked out of the dormitory and camped out</text:p>
                </text:list-item>
                <text:list-item>
                  <text:p text:style-name="P15">Not too close… the fire looked dangerous, but somewhere you could watch over the valley, and quickly get to the (estimated) point of impact</text:p>
                </text:list-item>
              </text:list>
            </text:list-item>
            <text:list-item>
              <text:p text:style-name="P20">If she is not free</text:p>
              <text:list>
                <text:list-item>
                  <text:p text:style-name="P20">Someone will have to free her?</text:p>
                </text:list-item>
                <text:list-item>
                  <text:p text:style-name="P21">Wren will sneak in if no one else does</text:p>
                </text:list-item>
              </text:list>
            </text:list-item>
          </text:list>
        </text:list-item>
        <text:list-item>
          <text:p text:style-name="P15">When the impact comes, it rocks the valley</text:p>
        </text:list-item>
        <text:list-item>
          <text:p text:style-name="P15">Sava mobilizes her men, and the hunters</text:p>
          <text:list>
            <text:list-item>
              <text:p text:style-name="P15">promising freedom to whoever brings her that meteorite</text:p>
            </text:list-item>
          </text:list>
        </text:list-item>
        <text:list-item>
          <text:p text:style-name="P20">The chase scene starts…</text:p>
          <text:list>
            <text:list-item>
              <text:p text:style-name="P20">Each character gets a chance to act and use a skill or ability</text:p>
            </text:list-item>
            <text:list-item>
              <text:p text:style-name="P20">Success moves them closer to the impact site</text:p>
            </text:list-item>
          </text:list>
        </text:list-item>
      </text:list>
      <text:p text:style-name="P3"/>
      <text:p text:style-name="P28">Prove Your Loyalty (MPC)</text:p>
      <text:list xml:id="list185249660459671" text:continue-numbering="true" text:style-name="L1">
        <text:list-item>
          <text:p text:style-name="P22">After the seed falls, <text:span text:style-name="T4">Sava</text:span> will be furious, knowing that some powerful force is moving against her</text:p>
        </text:list-item>
        <text:list-item>
          <text:p text:style-name="P22">The MPC will be studying his magic, when he will hear <text:span text:style-name="T4">Sava</text:span> and <text:span text:style-name="T4">Calistae</text:span> approaching and arguing</text:p>
        </text:list-item>
      </text:list>
      <text:p text:style-name="P4"/>
      <text:p text:style-name="P9">Sava</text:p>
      <text:p text:style-name="P11">This is intolerable. The humans are plotting against me. They knew of this comet, and think it some sort of open. It is only a matter of time before they grow bold and act openly against me.</text:p>
      <text:p text:style-name="P11"/>
      <text:p text:style-name="P9">Calistae</text:p>
      <text:p text:style-name="P11">I am certain you will prevail as you always do. Of the Shadows, you are the most powerful and wise, are you not?</text:p>
      <text:p text:style-name="P11"/>
      <text:p text:style-name="P12">Sava</text:p>
      <text:p text:style-name="P12"><text:tab/>(scoffs) How supportive of you… and yet I wonder what part you have to play in all of this Dear Sister.</text:p>
      <text:p text:style-name="P12"/>
      <text:p text:style-name="P13">Calistae</text:p>
      <text:p text:style-name="P13"><text:tab/>As is my place, I will assist you as you see fit.</text:p>
      <text:p text:style-name="P13"/>
      <text:p text:style-name="P13">Sava</text:p>
      <text:p text:style-name="P13"><text:tab/>And yet, you My Seer did not foresee the coming of this comet. And when I seek my looking glass, it is</text:p>
      <text:p text:style-name="P13"><text:tab/>gone from my chamber. And when I seek the guidance of my Ofidian Tome, it is gone. I seem to have</text:p>
      <text:p text:style-name="P13"><text:tab/>been rendered blind and dumb by thieves.</text:p>
      <text:p text:style-name="P13"/>
      <text:p text:style-name="P13">Calistae</text:p>
      <text:p text:style-name="P13"><text:tab/>Perhaps it is the work of the human conspirators? Do you wish for me to track them down for you?</text:p>
      <text:p text:style-name="P13"/>
      <text:p text:style-name="P13">Sava</text:p>
      <text:p text:style-name="P13"><text:tab/>I don’t see the need, Calistae. I placed wards on those items. Wards that would have likely killed <text:tab/>any human would have stolen them. <text:span text:style-name="T12">Any human thief would have been eliminated by now and their</text:span></text:p>
      <text:p text:style-name="P13"><text:tab/><text:span text:style-name="T12">body found. A Shadow thief would be a different story – especially one with the skill to counteract</text:span></text:p>
      <text:p text:style-name="P13"><text:tab/><text:span text:style-name="T12">a ward.</text:span></text:p>
      <text:p text:style-name="P13"/>
      <text:p text:style-name="P14">Calistae</text:p>
      <text:p text:style-name="P14"><text:tab/>I do not know of such a Shadow, Sister.</text:p>
      <text:p text:style-name="P14"/>
      <text:p text:style-name="P14"/>
      <text:p text:style-name="P14"><text:soft-page-break/>Sava</text:p>
      <text:p text:style-name="P14"><text:tab/>I know of only one, Sister.</text:p>
      <text:p text:style-name="P14"/>
      <text:p text:style-name="P14">Calistae</text:p>
      <text:p text:style-name="P14"><text:tab/>You are mistaken…</text:p>
      <text:p text:style-name="P14"/>
      <text:p text:style-name="P14">Sava</text:p>
      <text:p text:style-name="P14"><text:tab/>Quiet! You have stopped believing in our cause. </text:p>
      <text:p text:style-name="P14"/>
      <text:p text:style-name="P14">Calistae</text:p>
      <text:p text:style-name="P14"><text:tab/>No, that’s not true.</text:p>
      <text:p text:style-name="P14"/>
      <text:p text:style-name="P32">Sava</text:p>
      <text:p text:style-name="P14"><text:tab/>We are on the eve of success and you are helping these pathetic creatures resist. It would be so easy to <text:tab/>spill your blood here and now – to hear your confession as you passed your last breath. And then <text:tab/>how easy would it be to take your blood and use it to find those filthy, disgusting half-blood <text:tab/>progeny of yours and wipe away any evidence of their foul existence?</text:p>
      <text:p text:style-name="P14"/>
      <text:p text:style-name="P14"><text:tab/><text:span text:style-name="T14">Unfortunately, I need three celebrants to open the Shadow Gate, and there is no time to train</text:span></text:p>
      <text:p text:style-name="P14"><text:tab/><text:span text:style-name="T14">someone in your stead. For now, I need you alive.</text:span></text:p>
      <text:p text:style-name="P14"/>
      <text:p text:style-name="P14">Calistae</text:p>
      <text:p text:style-name="P14"><text:tab/>Sister, please believe me…</text:p>
      <text:p text:style-name="P14"/>
      <text:p text:style-name="P14">Sava</text:p>
      <text:p text:style-name="P14"><text:tab/>Prove it. Prove you are still loyal to our cause, our royal blood.</text:p>
      <text:p text:style-name="P14"/>
      <text:p text:style-name="P14">Calistae</text:p>
      <text:p text:style-name="P14"><text:tab/>I vow I will do anything in my…</text:p>
      <text:p text:style-name="P14"/>
      <text:p text:style-name="P14">Sava</text:p>
      <text:p text:style-name="P14"><text:tab/>No vows! (slams her sister against the wall) Prove yourself to me now. Make me believe you, Sister. (She <text:tab/>produces a wicked, curved, bone knife out of nowhere.)</text:p>
      <text:p text:style-name="P14"/>
      <text:p text:style-name="P14">Calistae</text:p>
      <text:p text:style-name="P14"><text:tab/>What is it you want?</text:p>
      <text:p text:style-name="P14"/>
      <text:p text:style-name="P14">Sava</text:p>
      <text:p text:style-name="P14"><text:tab/>The Architect, your pet.</text:p>
      <text:p text:style-name="P14"/>
      <text:p text:style-name="P14">Calistae</text:p>
      <text:p text:style-name="P14"><text:tab/>No… Sister, no. We still need him. Like you said, we are so close, but there is still work to be done. The <text:tab/>Shadow Gate is not yet complete.</text:p>
      <text:p text:style-name="P14"/>
      <text:p text:style-name="P14">Sava</text:p>
      <text:p text:style-name="P14"><text:tab/>Functionally the Gate is complete as it has been for days now. The adjustments I requested were <text:tab/>merely cosmetic to keep you both busy. The Masters of the other strongholds have also seen omens</text:p>
      <text:p text:style-name="P14"><text:tab/>in the sky. We conferred and agreed to move the ceremony forward. Our mission will be complete</text:p>
      <text:p text:style-name="P14"><text:tab/>in <text:span text:style-name="T13">a matter of 2 glasses of sand. Your Architect is no longer needed. I am done with him… no… WE are</text:span></text:p>
      <text:p text:style-name="P14"><text:tab/><text:span text:style-name="T13">done with him.</text:span></text:p>
      <text:p text:style-name="P14"/>
      <text:list xml:id="list163148533" text:style-name="L4">
        <text:list-item>
          <text:p text:style-name="P25">Calistae<text:span text:style-name="T1"> takes the knife</text:span></text:p>
        </text:list-item>
        <text:list-item>
          <text:p text:style-name="P23">If MPC is there, she quietly tells him to flee out the back</text:p>
        </text:list-item>
        <text:list-item>
          <text:p text:style-name="P25">Pateras<text:span text:style-name="T1"> greets </text:span>Calistae<text:span text:style-name="T1"> warmly. They embrace, and then she plunges the knife into his back.</text:span></text:p>
        </text:list-item>
      </text:list>
      <text:p text:style-name="P10"/>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Pericles" svg:font-family="Pericle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egoe UI" style:font-family-asian="'Segoe UI'"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18-12-15T18:52:49.410000000</dc:date>
    <meta:editing-duration>PT47M10S</meta:editing-duration>
    <meta:editing-cycles>10</meta:editing-cycles>
    <meta:document-statistic meta:table-count="0" meta:image-count="0" meta:object-count="0" meta:page-count="3" meta:paragraph-count="112" meta:word-count="1257" meta:character-count="6478" meta:non-whitespace-character-count="5350"/>
  </office:meta>
</office:document-meta>
</file>